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73a" officeooo:paragraph-rsid="0003c73a"/>
    </style:style>
    <style:style style:name="T1" style:family="text">
      <style:text-properties officeooo:rsid="00059f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text:p>
      <text:p text:style-name="P1"/>
      <text:p text:style-name="P1">1. Write a sender and receiver side program that verifies a sequence of data bits using Hamming Code. Create a random bit error generating <text:s/>model that takes as input the data bits and invert bits at radom bit places before transmitting it to the reciever. The objective of the model is to generate errors in the data. The receiver check the received data bits for error detection and correction using Hamming code mechanism <text:span text:style-name="T1">and replies back to the send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09:01:03.063727967</meta:creation-date>
    <dc:date>2019-08-21T09:07:55.648622810</dc:date>
    <meta:editing-duration>PT6M53S</meta:editing-duration>
    <meta:editing-cycles>2</meta:editing-cycles>
    <meta:generator>LibreOffice/5.4.6.2$Linux_X86_64 LibreOffice_project/40m0$Build-2</meta:generator>
    <meta:document-statistic meta:table-count="0" meta:image-count="0" meta:object-count="0" meta:page-count="1" meta:paragraph-count="2" meta:word-count="80" meta:character-count="466" meta:non-whitespace-character-count="386"/>
  </office:meta>
</office:document-meta>
</file>